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paragraph-rsid="0010848f" style:font-weight-asian="bold" style:font-weight-complex="bold"/>
    </style:style>
    <style:style style:name="P2" style:family="paragraph" style:parent-style-name="Standard">
      <style:text-properties fo:font-weight="bold" officeooo:paragraph-rsid="0010f4d1" style:font-weight-asian="bold" style:font-weight-complex="bold"/>
    </style:style>
    <style:style style:name="P3" style:family="paragraph" style:parent-style-name="Standard">
      <style:text-properties fo:font-weight="bold" officeooo:paragraph-rsid="0012b029" style:font-weight-asian="bold" style:font-weight-complex="bold"/>
    </style:style>
    <style:style style:name="P4" style:family="paragraph" style:parent-style-name="Standard">
      <style:text-properties fo:font-weight="bold" officeooo:paragraph-rsid="00145cd7" style:font-weight-asian="bold" style:font-weight-complex="bold"/>
    </style:style>
    <style:style style:name="P5" style:family="paragraph" style:parent-style-name="Standard">
      <style:text-properties fo:font-weight="normal" officeooo:paragraph-rsid="0010848f" style:font-weight-asian="normal" style:font-weight-complex="normal"/>
    </style:style>
    <style:style style:name="P6" style:family="paragraph" style:parent-style-name="Standard">
      <style:text-properties fo:font-weight="normal" officeooo:paragraph-rsid="00145cd7" style:font-weight-asian="normal" style:font-weight-complex="normal"/>
    </style:style>
    <style:style style:name="P7" style:family="paragraph" style:parent-style-name="Standard">
      <style:text-properties style:text-underline-style="solid" style:text-underline-width="auto" style:text-underline-color="font-color" fo:font-weight="bold" officeooo:paragraph-rsid="0010848f" style:font-weight-asian="bold" style:font-weight-complex="bold"/>
    </style:style>
    <style:style style:name="P8" style:family="paragraph" style:parent-style-name="Standard">
      <style:text-properties style:text-underline-style="solid" style:text-underline-width="auto" style:text-underline-color="font-color" fo:font-weight="bold" officeooo:paragraph-rsid="0010f4d1" style:font-weight-asian="bold" style:font-weight-complex="bold"/>
    </style:style>
    <style:style style:name="P9" style:family="paragraph" style:parent-style-name="Standard">
      <style:text-properties style:text-underline-style="none" fo:font-weight="bold" officeooo:paragraph-rsid="0010848f" style:font-weight-asian="bold" style:font-weight-complex="bold"/>
    </style:style>
    <style:style style:name="P10" style:family="paragraph" style:parent-style-name="Standard">
      <style:paragraph-properties fo:text-align="center" style:justify-single-word="false"/>
      <style:text-properties style:text-underline-style="none" fo:font-weight="bold" officeooo:paragraph-rsid="0010848f" style:font-weight-asian="bold" style:font-weight-complex="bold"/>
    </style:style>
    <style:style style:name="P11" style:family="paragraph" style:parent-style-name="Standard">
      <style:text-properties style:text-underline-style="none" fo:font-weight="bold" officeooo:paragraph-rsid="00148888" style:font-weight-asian="bold" style:font-weight-complex="bold"/>
    </style:style>
    <style:style style:name="P12" style:family="paragraph" style:parent-style-name="Standard">
      <style:paragraph-properties fo:text-align="center" style:justify-single-word="false"/>
      <style:text-properties style:text-underline-style="none" fo:font-weight="normal" officeooo:paragraph-rsid="00148888" style:font-weight-asian="normal" style:font-weight-complex="normal"/>
    </style:style>
    <style:style style:name="P13" style:family="paragraph" style:parent-style-name="Standard">
      <style:text-properties style:text-underline-style="none" fo:font-weight="normal" officeooo:paragraph-rsid="00148888" style:font-weight-asian="normal" style:font-weight-complex="normal"/>
    </style:style>
    <style:style style:name="P14" style:family="paragraph" style:parent-style-name="Standard">
      <style:text-properties style:text-underline-style="none" fo:font-weight="normal" officeooo:paragraph-rsid="0016c1fe" style:font-weight-asian="normal" style:font-weight-complex="normal"/>
    </style:style>
    <style:style style:name="P15" style:family="paragraph" style:parent-style-name="Standard">
      <style:text-properties style:text-underline-style="none" fo:font-weight="normal" officeooo:paragraph-rsid="0017c325" style:font-weight-asian="normal" style:font-weight-complex="normal"/>
    </style:style>
    <style:style style:name="P16" style:family="paragraph" style:parent-style-name="Standard" style:list-style-name="L1">
      <style:text-properties fo:font-weight="normal" officeooo:paragraph-rsid="0010848f" style:font-weight-asian="normal" style:font-weight-complex="normal"/>
    </style:style>
    <style:style style:name="P17" style:family="paragraph" style:parent-style-name="Standard" style:list-style-name="L1">
      <style:text-properties fo:font-weight="normal" officeooo:paragraph-rsid="0010f4d1" style:font-weight-asian="normal" style:font-weight-complex="normal"/>
    </style:style>
    <style:style style:name="P18" style:family="paragraph" style:parent-style-name="Standard" style:list-style-name="L2">
      <style:text-properties fo:font-weight="normal" officeooo:paragraph-rsid="0010f4d1" style:font-weight-asian="normal" style:font-weight-complex="normal"/>
    </style:style>
    <style:style style:name="P19" style:family="paragraph" style:parent-style-name="Standard">
      <style:text-properties fo:font-weight="normal" officeooo:paragraph-rsid="000cead0" style:font-weight-asian="normal" style:font-weight-complex="normal"/>
    </style:style>
    <style:style style:name="P20" style:family="paragraph" style:parent-style-name="Standard" style:list-style-name="L3">
      <style:text-properties fo:font-weight="normal" officeooo:paragraph-rsid="0010f4d1" style:font-weight-asian="normal" style:font-weight-complex="normal"/>
    </style:style>
    <style:style style:name="P21" style:family="paragraph" style:parent-style-name="Standard" style:list-style-name="L4">
      <style:text-properties fo:font-weight="normal" officeooo:paragraph-rsid="0010f4d1" style:font-weight-asian="normal" style:font-weight-complex="normal"/>
    </style:style>
    <style:style style:name="P22" style:family="paragraph" style:parent-style-name="Standard" style:list-style-name="L4">
      <style:text-properties fo:font-weight="normal" officeooo:paragraph-rsid="00114c99" style:font-weight-asian="normal" style:font-weight-complex="normal"/>
    </style:style>
    <style:style style:name="P23" style:family="paragraph" style:parent-style-name="Standard" style:list-style-name="L4">
      <style:text-properties fo:font-weight="normal" officeooo:paragraph-rsid="0019ce8f" style:font-weight-asian="normal" style:font-weight-complex="normal"/>
    </style:style>
    <style:style style:name="P24" style:family="paragraph" style:parent-style-name="Standard" style:list-style-name="L4">
      <style:text-properties fo:font-weight="normal" officeooo:paragraph-rsid="001bef13" style:font-weight-asian="normal" style:font-weight-complex="normal"/>
    </style:style>
    <style:style style:name="P25" style:family="paragraph" style:parent-style-name="Standard" style:list-style-name="L5">
      <style:text-properties fo:font-weight="normal" officeooo:paragraph-rsid="00114c99" style:font-weight-asian="normal" style:font-weight-complex="normal"/>
    </style:style>
    <style:style style:name="P26" style:family="paragraph" style:parent-style-name="Standard" style:list-style-name="L5">
      <style:text-properties fo:font-weight="normal" officeooo:paragraph-rsid="0019ce8f" style:font-weight-asian="normal" style:font-weight-complex="normal"/>
    </style:style>
    <style:style style:name="P27" style:family="paragraph" style:parent-style-name="Standard" style:list-style-name="L5">
      <style:text-properties fo:font-weight="normal" officeooo:paragraph-rsid="001b595e" style:font-weight-asian="normal" style:font-weight-complex="normal"/>
    </style:style>
    <style:style style:name="P28" style:family="paragraph" style:parent-style-name="Standard" style:list-style-name="L5">
      <style:text-properties fo:font-weight="normal" officeooo:paragraph-rsid="001bef13" style:font-weight-asian="normal" style:font-weight-complex="normal"/>
    </style:style>
    <style:style style:name="P29" style:family="paragraph" style:parent-style-name="Standard" style:list-style-name="L6">
      <style:text-properties fo:font-weight="normal" officeooo:paragraph-rsid="0012b029" style:font-weight-asian="normal" style:font-weight-complex="normal"/>
    </style:style>
    <style:style style:name="P30" style:family="paragraph" style:parent-style-name="Standard" style:list-style-name="L7">
      <style:text-properties fo:font-weight="normal" officeooo:paragraph-rsid="0012e127" style:font-weight-asian="normal" style:font-weight-complex="normal"/>
    </style:style>
    <style:style style:name="P31" style:family="paragraph" style:parent-style-name="Standard" style:list-style-name="L7">
      <style:text-properties fo:font-weight="normal" officeooo:paragraph-rsid="00144692" style:font-weight-asian="normal" style:font-weight-complex="normal"/>
    </style:style>
    <style:style style:name="P32" style:family="paragraph" style:parent-style-name="Standard" style:list-style-name="L8">
      <style:text-properties fo:font-weight="normal" officeooo:paragraph-rsid="00148888" style:font-weight-asian="normal" style:font-weight-complex="normal"/>
    </style:style>
    <style:style style:name="P33" style:family="paragraph" style:parent-style-name="Standard" style:list-style-name="L9">
      <style:text-properties fo:font-weight="normal" officeooo:paragraph-rsid="00160e55" style:font-weight-asian="normal" style:font-weight-complex="normal"/>
    </style:style>
    <style:style style:name="P34" style:family="paragraph" style:parent-style-name="Standard" style:list-style-name="L10">
      <style:text-properties fo:font-weight="normal" officeooo:paragraph-rsid="00160e55" style:font-weight-asian="normal" style:font-weight-complex="normal"/>
    </style:style>
    <style:style style:name="P35" style:family="paragraph" style:parent-style-name="Standard" style:list-style-name="L11">
      <style:text-properties fo:font-weight="normal" officeooo:paragraph-rsid="0010848f" style:font-weight-asian="normal" style:font-weight-complex="normal"/>
    </style:style>
    <style:style style:name="P36" style:family="paragraph" style:parent-style-name="Standard">
      <style:text-properties fo:font-style="normal" fo:font-weight="bold" officeooo:paragraph-rsid="0010f4d1"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vestigation of the effects of Reionization on the Star Formation Histories of Local Group Galaxies”</text:p>
      <text:p text:style-name="P12">Laurel Farris</text:p>
      <text:p text:style-name="P12">ASTR 555 Term Paper </text:p>
      <text:p text:style-name="P12">29 November 2014</text:p>
      <text:p text:style-name="P9"/>
      <text:p text:style-name="P11">Abstract</text:p>
      <text:p text:style-name="P13"/>
      <text:p text:style-name="P11">Introduction</text:p>
      <text:p text:style-name="P14">The epoch of reionization occurred about ____ after the Big Bang. Before this period, matter had begun to condense as the universe cooled. The collapse of material resulted in renewed heating, and the subsequent radiation resulted in reionization of the (mostly hydrogen) gas in the intergalactic medium (IGM). It is thought that during this period, star formation in some galaxies may have been “quenched” which would help to explain why some of the Milky Way satellites predicted by models and simulations have not yet been observed. </text:p>
      <text:p text:style-name="P11"/>
      <text:p text:style-name="P11">Data/Observations</text:p>
      <text:p text:style-name="P11"/>
      <text:p text:style-name="P11">Results</text:p>
      <text:p text:style-name="P11"/>
      <text:p text:style-name="P11">Conclusion/Future Work</text:p>
      <text:p text:style-name="P15">Weisz et al. discuss possible future work for “[l]arge area photometric surveys such as PanSTARRS and LSST.” According to authors, these surveys could possibly locate more distant dwarf galaxies outside the virial radius of the Milky Way and, if they possess Hubble-like resolution, could measure the SFH of these galaxies during the epoch of reionization as well.</text:p>
      <text:p text:style-name="P11"/>
      <text:p text:style-name="P7"/>
      <text:p text:style-name="P7">Paper 1 [A]</text:p>
      <text:p text:style-name="P1"/>
      <text:p text:style-name="P2">Abstract</text:p>
      <text:list xml:id="list7470148836677643015" text:style-name="L1">
        <text:list-item>
          <text:p text:style-name="P16">Early results of HST survey – MW satellites</text:p>
        </text:list-item>
        <text:list-item>
          <text:p text:style-name="P16">Goal: measure SFH and discern any synchronization due to the reionization of the universe</text:p>
        </text:list-item>
        <text:list-item>
          <text:p text:style-name="P16">Result: six galaxies have similar SFHs, and are dominated by stars older than 12 Gyr.</text:p>
        </text:list-item>
      </text:list>
      <text:p text:style-name="P36">1. Introduction</text:p>
      <text:list xml:id="list459592512" text:continue-numbering="true" text:style-name="L1">
        <text:list-item>
          <text:p text:style-name="P17">“Missing satellite problem” - more dark-matter halos are predicted than are observed. </text:p>
        </text:list-item>
        <text:list-item>
          <text:p text:style-name="P17">Primary goal: measure relative ages to better than 1 Gyr uncertainty</text:p>
        </text:list-item>
      </text:list>
      <text:p text:style-name="P2">2. Observations</text:p>
      <text:p text:style-name="P2">3. Analysis</text:p>
      <text:p text:style-name="P2">4. Summary</text:p>
      <text:list xml:id="list7389497476402379895" text:style-name="L2">
        <text:list-item>
          <text:p text:style-name="P18">HST photometry shows that stars &gt; 12 Gyr old dominate these six galaxies.</text:p>
        </text:list-item>
        <text:list-item>
          <text:p text:style-name="P18">Most other dwarfs formed the bulk of their stars prior to z~1.</text:p>
        </text:list-item>
        <text:list-item>
          <text:p text:style-name="P18">Reionization is a possible global contributor to the truncation of SFH</text:p>
        </text:list-item>
        <text:list-item>
          <text:p text:style-name="P18">UFDs best example of fossil galaxies – missing satellites formed little to no stars, which is why they are still undiscovered.</text:p>
        </text:list-item>
      </text:list>
      <text:p text:style-name="P19"/>
      <text:p text:style-name="P8">Paper 2 [B]</text:p>
      <text:p text:style-name="P2"/>
      <text:p text:style-name="P2">Abstract</text:p>
      <text:list xml:id="list1369399035314247316" text:style-name="L3">
        <text:list-item>
          <text:p text:style-name="P20"><text:soft-page-break/>38 LG Galaxies</text:p>
        </text:list-item>
        <text:list-item>
          <text:p text:style-name="P20">13 “true fossils” observed</text:p>
        </text:list-item>
        <text:list-item>
          <text:p text:style-name="P20">Given the ambiguity between environmental effects and reionization, the best reionization fossil candidates are quenched low mass field galaxies</text:p>
        </text:list-item>
      </text:list>
      <text:p text:style-name="P2">1. Introduction</text:p>
      <text:list xml:id="list2175797290824875648" text:style-name="L4">
        <text:list-item>
          <text:p text:style-name="P21">Reionization important in shaping star formation in the very early universe (z~6-14, 12.9-13.5 Gyr ago), as UV radiation (energy density) quickly falls off as time goes on. </text:p>
        </text:list-item>
        <text:list-item>
          <text:p text:style-name="P21">LG galaxies believed to show signatures of reionization because they span the appropriate masses (10^4 – 10^9 solar masses).</text:p>
        </text:list-item>
        <text:list-item>
          <text:p text:style-name="P22">Some show extended SFH and/or metallicity spread incompatible with reionization's early truncation of star formation.</text:p>
        </text:list-item>
        <text:list-item>
          <text:p text:style-name="P22">“True fossils” - galaxies that formed the bulk of their stars <text:span text:style-name="T2">prior</text:span><text:span text:style-name="T1"> to having their star formation suppressed or quenched by reionization. </text:span></text:p>
        </text:list-item>
        <text:list-item>
          <text:p text:style-name="P23"><text:span text:style-name="T1">Discovery of faint dwarf galaxies: share predicted characteristics of fossils</text:span></text:p>
        </text:list-item>
        <text:list-item>
          <text:p text:style-name="P23"><text:span text:style-name="T1">All faintest galaxies known are within the virial radius of the MW, which enables SF repression from many other sources, such as ram pressure stripping, tidal stirring and stripping, etc.</text:span></text:p>
        </text:list-item>
        <text:list-item>
          <text:p text:style-name="P24"><text:span text:style-name="T1">Leo A is an interesting case of suppressed star formation, but hard to draw conclusions from a single system</text:span></text:p>
        </text:list-item>
        <text:list-item>
          <text:p text:style-name="P22">References Brown! Confirmation that stars are older than 11-12 Gyr. </text:p>
        </text:list-item>
        <text:list-item>
          <text:p text:style-name="P22">&gt;&gt;&gt;&gt; Searching for the signatures of reionization in the SFHs of of 38 LG dwarf galaxies.</text:p>
        </text:list-item>
        <text:list-item>
          <text:p text:style-name="P22">Three goals: (1) provide an empirical assessment of the effects of reionization on the majority of LG dwarfs, (2) compare SFHs with predictions from models of someone else and (3) discuss the state of observations and models for unambiguously identifying galaxies that formed before reionization.</text:p>
        </text:list-item>
        <text:list-item>
          <text:p text:style-name="P23">This is part of a series of papers! Future ones “will explore the quenching timescales of LG dSphs and compare our SFHs to state-of-the-art simulations of low mass galaxies.”</text:p>
        </text:list-item>
      </text:list>
      <text:p text:style-name="P2">2. The Data</text:p>
      <text:list xml:id="list9060457694262460696" text:style-name="L5">
        <text:list-item>
          <text:p text:style-name="P25">38 diverse LG dwarfs – wide variety of crap &gt;&gt; representative of entire LG dwarf population</text:p>
          <text:list>
            <text:list-item>
              <text:p text:style-name="P26">several gas-poor, faint dwarfs from both the MW and M31 sub-groups (M &lt; 10^5 solar M)</text:p>
            </text:list-item>
            <text:list-item>
              <text:p text:style-name="P26">Massive, gas rick, star forming galaxies (M &gt; 10^7 solar M) in the field of the LG</text:p>
            </text:list-item>
            <text:list-item>
              <text:p text:style-name="P26">Transition dwarfs with HI but no ongoing star formation</text:p>
            </text:list-item>
            <text:list-item>
              <text:p text:style-name="P27">dwarf ellipticals</text:p>
            </text:list-item>
            <text:list-item>
              <text:p text:style-name="P27">Leo T – low stellar mass, evidence for recent star formation</text:p>
            </text:list-item>
          </text:list>
        </text:list-item>
        <text:list-item>
          <text:p text:style-name="P28">21 dwarf shperoidals, 4 dwarf ellipticals, 8 dwarf irregulars, and 5 transition dwarfs</text:p>
        </text:list-item>
      </text:list>
      <text:p text:style-name="P3">3. Measuring the star formation histories</text:p>
      <text:list xml:id="list1626853633778945209" text:style-name="L6">
        <text:list-item>
          <text:p text:style-name="P29">Used a Kroupa IMF!</text:p>
        </text:list-item>
        <text:list-item>
          <text:p text:style-name="P29">Padova set of stellar libraries</text:p>
        </text:list-item>
      </text:list>
      <text:p text:style-name="P3">4. Results</text:p>
      <text:p text:style-name="P3"><text:tab/>4.1 Ancient star formation in local group dwarfs</text:p>
      <text:list xml:id="list6806816317443470967" text:style-name="L7">
        <text:list-item>
          <text:p text:style-name="P30">Figure1: plot of cumulative SFHs </text:p>
        </text:list-item>
        <text:list-item>
          <text:p text:style-name="P30">Galaxies with large masses not expected to be affected by reionization</text:p>
        </text:list-item>
        <text:list-item>
          <text:p text:style-name="P31">Interesting case: Leo A – massive enough to have not been affected by reionization, but still shows extreme suppression of star formation after z ~ 2 (10 Gyr ago). </text:p>
        </text:list-item>
      </text:list>
      <text:p text:style-name="P3"><text:tab/>4.2 Local group star formation histories and the ricotti and bovill models of reionization</text:p>
      <text:list xml:id="list2723313926712149224" text:style-name="L8">
        <text:list-item>
          <text:p text:style-name="P32">Figure 2: Same as figure 1, but for the 13 “true fossil” galaxies.</text:p>
        </text:list-item>
      </text:list>
      <text:p text:style-name="P3">5. Discussion</text:p>
      <text:list xml:id="list3631027151168797166" text:style-name="L9">
        <text:list-item>
          <text:p text:style-name="P33"><text:soft-page-break/>Fossil: low mass galaxy with SFHs that truncate around the epoch of reionization, but there are other environmental processes that may contribute to early repression of star formation</text:p>
        </text:list-item>
      </text:list>
      <text:p text:style-name="P3"><text:tab/>5.1 Environmental Quenching Mechanisms</text:p>
      <text:list xml:id="list4550092914392804933" text:style-name="L10">
        <text:list-item>
          <text:p text:style-name="P34">Two strong fossils from entire sample of 38</text:p>
        </text:list-item>
        <text:list-item>
          <text:p text:style-name="P34">Ram pressure stripping (take gas away)</text:p>
        </text:list-item>
        <text:list-item>
          <text:p text:style-name="P34"/>
        </text:list-item>
      </text:list>
      <text:p text:style-name="P3"><text:tab/>5.2 Reionization and Late Time Gas Accretion</text:p>
      <text:p text:style-name="P3"><text:tab/>5.3 the future of Fossils Identification</text:p>
      <text:p text:style-name="P3">6. Conclusion</text:p>
      <text:p text:style-name="P2"/>
      <text:p text:style-name="P2">Paper 3 [C]</text:p>
      <text:p text:style-name="P19"/>
      <text:p text:style-name="P1">References</text:p>
      <text:list xml:id="list7449136879807300632" text:style-name="L11">
        <text:list-item>
          <text:p text:style-name="P35">[A] “The formation history of the ultra-faint dwarf galaxies” Brown, et al.</text:p>
        </text:list-item>
        <text:list-item>
          <text:p text:style-name="P35">[B] “The star formation histories of local group dwarf galaxies II. Searching for signatures of reionization” Weisz et al.</text:p>
        </text:list-item>
        <text:list-item>
          <text:p text:style-name="P35">[C]</text:p>
        </text:list-item>
      </text:list>
      <text:p text:style-name="P5"/>
      <text:p text:style-name="P4">Possible References</text:p>
      <text:p text:style-name="P6">Bovill &amp; Ricotti (2011b) – directly testable simulations of reionization in the L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l Farris</meta:initial-creator>
    <meta:creation-date>2014-11-23T23:44:08</meta:creation-date>
    <meta:generator>LibreOffice/4.0.4.2$Linux_X86_64 LibreOffice_project/400m0$Build-2</meta:generator>
    <dc:date>2014-11-30T15:52:43</dc:date>
    <dc:creator>Laurel Farris</dc:creator>
    <meta:editing-duration>PT10H54M8S</meta:editing-duration>
    <meta:editing-cycles>5</meta:editing-cycles>
    <meta:document-statistic meta:table-count="0" meta:image-count="0" meta:object-count="0" meta:page-count="3" meta:paragraph-count="77" meta:word-count="910" meta:character-count="5502" meta:non-whitespace-character-count="4691"/>
  </office:meta>
</office:document-meta>
</file>